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0564a3" officeooo:paragraph-rsid="00056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读取docx中的文本代码示例</text:p>
      <text:p text:style-name="P1">import docx</text:p>
      <text:p text:style-name="P1">#获取文档对象</text:p>
      <text:p text:style-name="P1">file=docx.Document("E:\\个人文件\\6-desktop\\xxxx.docx")</text:p>
      <text:p text:style-name="P1">print("段落数:"+str(len(file.paragraphs)))#段落数为13，每个回车隔离一段</text:p>
      <text:p text:style-name="P1"><text:s/></text:p>
      <text:p text:style-name="P1">#输出每一段的内容</text:p>
      <text:p text:style-name="P1">for para in file.paragraphs:</text:p>
      <text:p text:style-name="P1"><text:s text:c="4"/>print(para.text)</text:p>
      <text:p text:style-name="P1"><text:s/></text:p>
      <text:p text:style-name="P1">#输出段落编号及段落内容</text:p>
      <text:p text:style-name="P1">for i in range(len(file.paragraphs)):</text:p>
      <text:p text:style-name="P1"><text:s text:c="4"/>print("第"+str(i)+"段的内容是："+file.paragraphs[i].text)</text:p>
      <text:p text:style-name="P1">————————————————</text:p>
      <text:p text:style-name="P1">版权声明：本文为CSDN博主「Teingi」的原创文章，遵循CC 4.0 BY-SA版权协议，转载请附上原文出处链接及本声明。</text:p>
      <text:p text:style-name="P1">原文链接：https://blog.csdn.net/weixin_40449300/article/details/791439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7:59:25.268416382</meta:creation-date>
    <dc:date>2020-04-26T07:59:50.862433339</dc:date>
    <meta:editing-duration>PT26S</meta:editing-duration>
    <meta:editing-cycles>1</meta:editing-cycles>
    <meta:document-statistic meta:table-count="0" meta:image-count="0" meta:object-count="0" meta:page-count="1" meta:paragraph-count="16" meta:word-count="138" meta:character-count="448" meta:non-whitespace-character-count="429"/>
    <meta:generator>LibreOffice/5.3.6.1$Linux_X86_64 LibreOffice_project/30$Build-1</meta:generator>
  </office:meta>
</office:document-meta>
</file>